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fo:font-size="9pt" officeooo:rsid="0020f3a7" officeooo:paragraph-rsid="0020f3a7" style:font-size-asian="9pt" style:font-size-complex="9pt"/>
    </style:style>
    <style:style style:name="P2" style:family="paragraph" style:parent-style-name="Footer">
      <style:text-properties fo:font-size="9pt" officeooo:rsid="0020f3a7" officeooo:paragraph-rsid="0020f3a7" style:font-size-asian="9pt" style:font-size-complex="9pt"/>
    </style:style>
    <style:style style:name="P3" style:family="paragraph" style:parent-style-name="Standard">
      <style:text-properties officeooo:rsid="0006797a" officeooo:paragraph-rsid="0006797a"/>
    </style:style>
    <style:style style:name="P4" style:family="paragraph" style:parent-style-name="Standard">
      <style:text-properties officeooo:rsid="0006797a" officeooo:paragraph-rsid="0007b88d"/>
    </style:style>
    <style:style style:name="P5" style:family="paragraph" style:parent-style-name="Standard">
      <style:text-properties officeooo:rsid="0006797a" officeooo:paragraph-rsid="00183d7b"/>
    </style:style>
    <style:style style:name="P6" style:family="paragraph" style:parent-style-name="Standard">
      <style:text-properties officeooo:rsid="0006797a" officeooo:paragraph-rsid="0009b6b2"/>
    </style:style>
    <style:style style:name="P7" style:family="paragraph" style:parent-style-name="Standard">
      <style:text-properties fo:font-size="14pt" fo:font-weight="bold" officeooo:rsid="0006797a" officeooo:paragraph-rsid="0007b88d" style:font-size-asian="14pt" style:font-weight-asian="bold" style:font-size-complex="14pt" style:font-weight-complex="bold"/>
    </style:style>
    <style:style style:name="P8" style:family="paragraph" style:parent-style-name="Standard">
      <style:text-properties fo:font-size="14pt" fo:font-weight="bold" officeooo:rsid="0006797a" officeooo:paragraph-rsid="0006797a" style:font-size-asian="14pt" style:font-weight-asian="bold" style:font-size-complex="14pt" style:font-weight-complex="bold"/>
    </style:style>
    <style:style style:name="P9" style:family="paragraph" style:parent-style-name="Standard">
      <style:text-properties fo:font-size="14pt" fo:font-weight="bold" officeooo:rsid="000a437d" officeooo:paragraph-rsid="000cc3d9"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6797a" officeooo:paragraph-rsid="0006797a" style:font-size-asian="15pt" style:font-weight-asian="bold" style:font-size-complex="15pt" style:font-weight-complex="bold"/>
    </style:style>
    <style:style style:name="P11" style:family="paragraph" style:parent-style-name="Standard">
      <style:text-properties fo:font-weight="bold" officeooo:rsid="0006797a" officeooo:paragraph-rsid="0006797a" style:font-weight-asian="bold" style:font-weight-complex="bold"/>
    </style:style>
    <style:style style:name="P12" style:family="paragraph" style:parent-style-name="Standard">
      <style:text-properties fo:font-weight="bold" officeooo:rsid="0007b88d" officeooo:paragraph-rsid="0007b88d" style:font-weight-asian="bold" style:font-weight-complex="bold"/>
    </style:style>
    <style:style style:name="P13" style:family="paragraph" style:parent-style-name="Standard">
      <style:text-properties fo:font-weight="bold" officeooo:rsid="0009b6b2" officeooo:paragraph-rsid="0009b6b2" style:font-weight-asian="bold" style:font-weight-complex="bold"/>
    </style:style>
    <style:style style:name="P14" style:family="paragraph" style:parent-style-name="Standard">
      <style:text-properties fo:font-weight="bold" officeooo:rsid="000a0f17" officeooo:paragraph-rsid="000ad3e2" style:font-weight-asian="bold" style:font-weight-complex="bold"/>
    </style:style>
    <style:style style:name="P15" style:family="paragraph" style:parent-style-name="Standard">
      <style:text-properties fo:font-weight="bold" officeooo:rsid="000d63d9" officeooo:paragraph-rsid="000d63d9" style:font-weight-asian="bold" style:font-weight-complex="bold"/>
    </style:style>
    <style:style style:name="P16" style:family="paragraph" style:parent-style-name="Standard">
      <style:text-properties fo:font-weight="bold" officeooo:rsid="000d6c3e" officeooo:paragraph-rsid="000d6c3e" style:font-weight-asian="bold" style:font-weight-complex="bold"/>
    </style:style>
    <style:style style:name="P17" style:family="paragraph" style:parent-style-name="Standard">
      <style:text-properties fo:font-weight="bold" officeooo:rsid="000f519a" officeooo:paragraph-rsid="000f519a" style:font-weight-asian="bold" style:font-weight-complex="bold"/>
    </style:style>
    <style:style style:name="P18" style:family="paragraph" style:parent-style-name="Standard">
      <style:text-properties fo:font-weight="bold" officeooo:rsid="000f519a" officeooo:paragraph-rsid="0013d876" style:font-weight-asian="bold" style:font-weight-complex="bold"/>
    </style:style>
    <style:style style:name="P19" style:family="paragraph" style:parent-style-name="Standard">
      <style:text-properties fo:font-weight="bold" officeooo:rsid="0016bb96" officeooo:paragraph-rsid="0016f3a7" style:font-weight-asian="bold" style:font-weight-complex="bold"/>
    </style:style>
    <style:style style:name="P20" style:family="paragraph" style:parent-style-name="Standard">
      <style:text-properties fo:font-weight="bold" officeooo:rsid="0016f3a7" officeooo:paragraph-rsid="0016f3a7" style:font-weight-asian="bold" style:font-weight-complex="bold"/>
    </style:style>
    <style:style style:name="P21" style:family="paragraph" style:parent-style-name="Standard">
      <style:text-properties fo:font-weight="bold" officeooo:rsid="00183d7b" officeooo:paragraph-rsid="00183d7b" style:font-weight-asian="bold" style:font-weight-complex="bold"/>
    </style:style>
    <style:style style:name="P22" style:family="paragraph" style:parent-style-name="Standard">
      <style:text-properties fo:font-weight="bold" officeooo:rsid="00183d7b" officeooo:paragraph-rsid="001b46de" style:font-weight-asian="bold" style:font-weight-complex="bold"/>
    </style:style>
    <style:style style:name="P23" style:family="paragraph" style:parent-style-name="Standard">
      <style:text-properties officeooo:rsid="0007b88d" officeooo:paragraph-rsid="0007b88d"/>
    </style:style>
    <style:style style:name="P24" style:family="paragraph" style:parent-style-name="Standard">
      <style:text-properties officeooo:rsid="0007b88d" officeooo:paragraph-rsid="000a0f17"/>
    </style:style>
    <style:style style:name="P25" style:family="paragraph" style:parent-style-name="Standard">
      <style:text-properties officeooo:rsid="0007b88d" officeooo:paragraph-rsid="001d7ac3"/>
    </style:style>
    <style:style style:name="P26" style:family="paragraph" style:parent-style-name="Standard">
      <style:text-properties officeooo:rsid="0009b6b2" officeooo:paragraph-rsid="0009b6b2"/>
    </style:style>
    <style:style style:name="P27" style:family="paragraph" style:parent-style-name="Standard">
      <style:text-properties officeooo:rsid="000ad3e2" officeooo:paragraph-rsid="000ad3e2"/>
    </style:style>
    <style:style style:name="P28" style:family="paragraph" style:parent-style-name="Standard">
      <style:text-properties officeooo:rsid="000a437d" officeooo:paragraph-rsid="000a437d"/>
    </style:style>
    <style:style style:name="P29" style:family="paragraph" style:parent-style-name="Standard">
      <style:text-properties officeooo:rsid="000cc3d9" officeooo:paragraph-rsid="000cc3d9"/>
    </style:style>
    <style:style style:name="P30" style:family="paragraph" style:parent-style-name="Standard">
      <style:text-properties officeooo:rsid="000d63d9" officeooo:paragraph-rsid="000d63d9"/>
    </style:style>
    <style:style style:name="P31" style:family="paragraph" style:parent-style-name="Standard">
      <style:text-properties officeooo:rsid="000d63d9" officeooo:paragraph-rsid="000d6c3e"/>
    </style:style>
    <style:style style:name="P32" style:family="paragraph" style:parent-style-name="Standard">
      <style:text-properties officeooo:rsid="000d6c3e" officeooo:paragraph-rsid="000d6c3e"/>
    </style:style>
    <style:style style:name="P33" style:family="paragraph" style:parent-style-name="Standard">
      <style:text-properties officeooo:rsid="000d6c3e" officeooo:paragraph-rsid="0020f3a7"/>
    </style:style>
    <style:style style:name="P34" style:family="paragraph" style:parent-style-name="Standard">
      <style:text-properties officeooo:rsid="000f519a" officeooo:paragraph-rsid="0011e5ec"/>
    </style:style>
    <style:style style:name="P35" style:family="paragraph" style:parent-style-name="Standard">
      <style:text-properties officeooo:rsid="0011e5ec" officeooo:paragraph-rsid="0011e5ec"/>
    </style:style>
    <style:style style:name="P36" style:family="paragraph" style:parent-style-name="Standard">
      <style:text-properties officeooo:paragraph-rsid="00141abb"/>
    </style:style>
    <style:style style:name="P37" style:family="paragraph" style:parent-style-name="Standard">
      <style:text-properties officeooo:rsid="0016bb96" officeooo:paragraph-rsid="0016f3a7"/>
    </style:style>
    <style:style style:name="P38" style:family="paragraph" style:parent-style-name="Standard">
      <style:text-properties officeooo:rsid="0016bb96" officeooo:paragraph-rsid="0016bb96"/>
    </style:style>
    <style:style style:name="P39" style:family="paragraph" style:parent-style-name="Standard">
      <style:text-properties officeooo:rsid="00183d7b" officeooo:paragraph-rsid="00183d7b"/>
    </style:style>
    <style:style style:name="P40" style:family="paragraph" style:parent-style-name="Standard">
      <style:text-properties officeooo:paragraph-rsid="0016f3a7"/>
    </style:style>
    <style:style style:name="P41" style:family="paragraph" style:parent-style-name="Standard">
      <style:text-properties officeooo:rsid="0013d876" officeooo:paragraph-rsid="0013d876"/>
    </style:style>
    <style:style style:name="P42" style:family="paragraph" style:parent-style-name="Standard">
      <style:text-properties officeooo:rsid="00141abb" officeooo:paragraph-rsid="00141abb"/>
    </style:style>
    <style:style style:name="P43" style:family="paragraph" style:parent-style-name="Standard">
      <style:text-properties officeooo:rsid="00197da8" officeooo:paragraph-rsid="001b46de"/>
    </style:style>
    <style:style style:name="P44" style:family="paragraph" style:parent-style-name="Standard">
      <style:text-properties officeooo:rsid="001b46de" officeooo:paragraph-rsid="001b46de"/>
    </style:style>
    <style:style style:name="P45" style:family="paragraph" style:parent-style-name="Standard">
      <style:text-properties officeooo:rsid="001c0ec5" officeooo:paragraph-rsid="001c0ec5"/>
    </style:style>
    <style:style style:name="P46" style:family="paragraph" style:parent-style-name="Standard">
      <style:text-properties officeooo:rsid="0016f3a7" officeooo:paragraph-rsid="0016f3a7"/>
    </style:style>
    <style:style style:name="P47" style:family="paragraph" style:parent-style-name="Standard">
      <style:text-properties officeooo:rsid="00196392" officeooo:paragraph-rsid="00196392"/>
    </style:style>
    <style:style style:name="P48" style:family="paragraph" style:parent-style-name="Standard">
      <style:text-properties officeooo:rsid="00196392" officeooo:paragraph-rsid="001b46de"/>
    </style:style>
    <style:style style:name="P49" style:family="paragraph" style:parent-style-name="Standard">
      <style:text-properties officeooo:rsid="001d7ac3" officeooo:paragraph-rsid="001d7ac3"/>
    </style:style>
    <style:style style:name="P50" style:family="paragraph" style:parent-style-name="Standard">
      <style:text-properties officeooo:rsid="001e8c98" officeooo:paragraph-rsid="001e8c98"/>
    </style:style>
    <style:style style:name="P51" style:family="paragraph" style:parent-style-name="Contents_20_1">
      <style:paragraph-properties>
        <style:tab-stops>
          <style:tab-stop style:position="6.6929in" style:type="right" style:leader-style="dotted" style:leader-text="."/>
        </style:tab-stops>
      </style:paragraph-properties>
      <style:text-properties fo:font-weight="bold" style:font-weight-asian="bold" style:font-weight-complex="bold"/>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P53" style:family="paragraph" style:parent-style-name="Contents_20_3">
      <style:paragraph-properties>
        <style:tab-stops>
          <style:tab-stop style:position="6.3in" style:type="right" style:leader-style="dotted" style:leader-text="."/>
        </style:tab-stops>
      </style:paragraph-properties>
    </style:style>
    <style:style style:name="P54" style:family="paragraph" style:parent-style-name="Standard">
      <style:text-properties fo:font-weight="bold" officeooo:rsid="0006797a" officeooo:paragraph-rsid="0006797a" style:font-weight-asian="bold" style:font-weight-complex="bold"/>
    </style:style>
    <style:style style:name="P55" style:family="paragraph" style:parent-style-name="Standard">
      <style:text-properties fo:font-weight="bold" officeooo:rsid="000f519a" officeooo:paragraph-rsid="000f519a" style:font-weight-asian="bold" style:font-weight-complex="bold"/>
    </style:style>
    <style:style style:name="P56" style:family="paragraph" style:parent-style-name="Standard" style:list-style-name="L1">
      <style:text-properties officeooo:paragraph-rsid="0007b88d"/>
    </style:style>
    <style:style style:name="P57" style:family="paragraph" style:parent-style-name="Standard" style:list-style-name="L1">
      <style:text-properties officeooo:rsid="0006797a" officeooo:paragraph-rsid="0007b88d"/>
    </style:style>
    <style:style style:name="P58" style:family="paragraph" style:parent-style-name="Standard" style:list-style-name="L2">
      <style:text-properties officeooo:rsid="0007b88d" officeooo:paragraph-rsid="0007b88d"/>
    </style:style>
    <style:style style:name="P59" style:family="paragraph" style:parent-style-name="Standard" style:list-style-name="L3">
      <style:text-properties officeooo:rsid="0007b88d" officeooo:paragraph-rsid="000a0f17"/>
    </style:style>
    <style:style style:name="P60" style:family="paragraph" style:parent-style-name="Standard" style:list-style-name="L4">
      <style:text-properties officeooo:rsid="000ad3e2" officeooo:paragraph-rsid="000ad3e2"/>
    </style:style>
    <style:style style:name="P61" style:family="paragraph" style:parent-style-name="Standard" style:list-style-name="L5">
      <style:text-properties officeooo:rsid="0009b6b2" officeooo:paragraph-rsid="0009b6b2"/>
    </style:style>
    <style:style style:name="P62" style:family="paragraph" style:parent-style-name="Standard" style:list-style-name="L6">
      <style:text-properties officeooo:rsid="000a437d" officeooo:paragraph-rsid="000a437d"/>
    </style:style>
    <style:style style:name="P63" style:family="paragraph" style:parent-style-name="Standard" style:list-style-name="L7">
      <style:text-properties officeooo:rsid="0016bb96" officeooo:paragraph-rsid="0016f3a7"/>
    </style:style>
    <style:style style:name="P64" style:family="paragraph" style:parent-style-name="Standard" style:list-style-name="L8">
      <style:text-properties officeooo:rsid="0016f3a7" officeooo:paragraph-rsid="0016f3a7"/>
    </style:style>
    <style:style style:name="P65" style:family="paragraph" style:parent-style-name="Standard" style:list-style-name="L9">
      <style:text-properties officeooo:rsid="000cc3d9" officeooo:paragraph-rsid="000cc3d9"/>
    </style:style>
    <style:style style:name="P66" style:family="paragraph" style:parent-style-name="Standard" style:list-style-name="L10">
      <style:text-properties officeooo:rsid="000d63d9" officeooo:paragraph-rsid="000d63d9"/>
    </style:style>
    <style:style style:name="P67" style:family="paragraph" style:parent-style-name="Standard" style:list-style-name="L11">
      <style:text-properties officeooo:rsid="000d6c3e" officeooo:paragraph-rsid="000d6c3e"/>
    </style:style>
    <style:style style:name="P68" style:family="paragraph" style:parent-style-name="Standard" style:list-style-name="L12">
      <style:text-properties officeooo:rsid="0011e5ec" officeooo:paragraph-rsid="0011e5ec"/>
    </style:style>
    <style:style style:name="P69" style:family="paragraph" style:parent-style-name="Standard" style:list-style-name="L13">
      <style:text-properties officeooo:rsid="0011e5ec" officeooo:paragraph-rsid="0011e5ec"/>
    </style:style>
    <style:style style:name="P70" style:family="paragraph" style:parent-style-name="Standard" style:list-style-name="L14">
      <style:text-properties officeooo:paragraph-rsid="0013d876"/>
    </style:style>
    <style:style style:name="P71" style:family="paragraph" style:parent-style-name="Standard" style:list-style-name="L14">
      <style:text-properties officeooo:paragraph-rsid="00141abb"/>
    </style:style>
    <style:style style:name="P72" style:family="paragraph" style:parent-style-name="Standard">
      <style:text-properties fo:font-size="14pt" fo:font-weight="bold" officeooo:rsid="00183d7b" officeooo:paragraph-rsid="00183d7b" style:font-size-asian="14pt" style:font-weight-asian="bold" style:font-size-complex="14pt" style:font-weight-complex="bold"/>
    </style:style>
    <style:style style:name="P73" style:family="paragraph" style:parent-style-name="Standard" style:list-style-name="L15">
      <style:text-properties officeooo:rsid="00196392" officeooo:paragraph-rsid="001b46de"/>
    </style:style>
    <style:style style:name="P74" style:family="paragraph" style:parent-style-name="Standard" style:list-style-name="L15">
      <style:text-properties officeooo:rsid="00197da8" officeooo:paragraph-rsid="001b46de"/>
    </style:style>
    <style:style style:name="P75" style:family="paragraph" style:parent-style-name="Standard" style:list-style-name="L16">
      <style:text-properties officeooo:rsid="00197da8" officeooo:paragraph-rsid="001b46de"/>
    </style:style>
    <style:style style:name="P76" style:family="paragraph" style:parent-style-name="Standard" style:list-style-name="L17">
      <style:text-properties officeooo:rsid="00197da8" officeooo:paragraph-rsid="001b46de"/>
    </style:style>
    <style:style style:name="P77" style:family="paragraph" style:parent-style-name="Standard" style:list-style-name="L17">
      <style:text-properties officeooo:rsid="001b46de" officeooo:paragraph-rsid="001b46de"/>
    </style:style>
    <style:style style:name="P78" style:family="paragraph" style:parent-style-name="Standard" style:list-style-name="L18">
      <style:text-properties officeooo:rsid="001c0ec5" officeooo:paragraph-rsid="001c0ec5"/>
    </style:style>
    <style:style style:name="P79" style:family="paragraph" style:parent-style-name="Standard" style:list-style-name="L19">
      <style:text-properties officeooo:rsid="001d7ac3" officeooo:paragraph-rsid="001d7ac3"/>
    </style:style>
    <style:style style:name="P80" style:family="paragraph" style:parent-style-name="Standard" style:list-style-name="L19">
      <style:text-properties style:text-underline-style="solid" style:text-underline-width="auto" style:text-underline-color="font-color" officeooo:rsid="001d7ac3" officeooo:paragraph-rsid="001d7ac3"/>
    </style:style>
    <style:style style:name="P81" style:family="paragraph" style:parent-style-name="Standard" style:list-style-name="L19">
      <style:text-properties style:text-underline-style="solid" style:text-underline-width="auto" style:text-underline-color="font-color" officeooo:rsid="001e8c98" officeooo:paragraph-rsid="001e8c98"/>
    </style:style>
    <style:style style:name="P82" style:family="paragraph" style:parent-style-name="Standard" style:list-style-name="L19">
      <style:text-properties officeooo:rsid="001e8c98" officeooo:paragraph-rsid="001e8c98"/>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cc3d9"/>
    </style:style>
    <style:style style:name="T3" style:family="text">
      <style:text-properties style:text-underline-style="solid" style:text-underline-width="auto" style:text-underline-color="font-color" officeooo:rsid="0013d876"/>
    </style:style>
    <style:style style:name="T4" style:family="text">
      <style:text-properties officeooo:rsid="0007b88d"/>
    </style:style>
    <style:style style:name="T5" style:family="text">
      <style:text-properties fo:font-weight="bold" style:font-weight-asian="bold" style:font-weight-complex="bold"/>
    </style:style>
    <style:style style:name="T6" style:family="text">
      <style:text-properties fo:font-weight="bold" officeooo:rsid="0007b88d" style:font-weight-asian="bold" style:font-weight-complex="bold"/>
    </style:style>
    <style:style style:name="T7" style:family="text">
      <style:text-properties officeooo:rsid="0008866a"/>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officeooo:rsid="000a0f17" style:font-style-asian="normal" style:font-style-complex="normal"/>
    </style:style>
    <style:style style:name="T10" style:family="text">
      <style:text-properties officeooo:rsid="000a0f17"/>
    </style:style>
    <style:style style:name="T11" style:family="text">
      <style:text-properties officeooo:rsid="000ac39e"/>
    </style:style>
    <style:style style:name="T12" style:family="text">
      <style:text-properties officeooo:rsid="000cc3d9"/>
    </style:style>
    <style:style style:name="T13" style:family="text">
      <style:text-properties officeooo:rsid="0011e5ec"/>
    </style:style>
    <style:style style:name="T14" style:family="text">
      <style:text-properties officeooo:rsid="0013d876"/>
    </style:style>
    <style:style style:name="T15" style:family="text">
      <style:text-properties officeooo:rsid="0014f713"/>
    </style:style>
    <style:style style:name="T16" style:family="text">
      <style:text-properties officeooo:rsid="0016f3a7"/>
    </style:style>
    <style:style style:name="T17" style:family="text">
      <style:text-properties officeooo:rsid="00183d7b"/>
    </style:style>
    <style:style style:name="T18" style:family="text">
      <style:text-properties officeooo:rsid="001c9f98"/>
    </style:style>
    <style:style style:name="T19" style:family="text">
      <style:text-properties officeooo:rsid="001d7ac3"/>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4pt" fo:font-weight="bold" officeooo:rsid="000a437d" style:font-size-asian="14pt" style:font-weight-asian="bold" style:font-size-complex="14pt" style:font-weight-complex="bold"/>
    </style:style>
    <style:style style:name="T22" style:family="text">
      <style:text-properties fo:font-size="14pt" style:font-size-asian="14pt" style:font-size-complex="14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673in" fo:text-indent="-0.25in" fo:margin-left="0.66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nternehmenszusammenschlüsse</text:p>
      <text:p text:style-name="P8"/>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text:span text:style-name="T22">nhaltsverzeichnis</text:span></text:p>
          </text:index-title>
          <text:p text:style-name="P51">Definition<text:tab/>1</text:p>
          <text:p text:style-name="P52">Allgemein<text:tab/>1</text:p>
          <text:p text:style-name="P52">Kooperation<text:tab/>2</text:p>
          <text:p text:style-name="P52">Konzentration<text:tab/>2</text:p>
          <text:p text:style-name="P52">Fusionen<text:tab/>2</text:p>
          <text:p text:style-name="P52">Einteilung von Zusammenschlüssen<text:tab/>2</text:p>
          <text:p text:style-name="P51">Ziele durch Zusammenschluss<text:tab/>3</text:p>
          <text:p text:style-name="P52">Grundlegend<text:tab/>3</text:p>
          <text:p text:style-name="P52">In speziellen Unternehmensbereichen<text:tab/>3</text:p>
          <text:p text:style-name="P52">Vorteile<text:tab/>4</text:p>
          <text:p text:style-name="P52">Nachteile<text:tab/>4</text:p>
          <text:p text:style-name="P51">Verbindungsformen<text:tab/>4</text:p>
          <text:p text:style-name="P52">Konsortium<text:tab/>4</text:p>
          <text:p text:style-name="P52">Kartell<text:tab/>4</text:p>
          <text:p text:style-name="P52">Joint Venture<text:tab/>5</text:p>
          <text:p text:style-name="P52">Konzern<text:tab/>5</text:p>
          <text:p text:style-name="P52">Trust<text:tab/>6</text:p>
          <text:p text:style-name="P51">Kontrolle eines Zusammenschlusses<text:tab/>6</text:p>
          <text:p text:style-name="P52">Allgemein<text:tab/>6</text:p>
          <text:p text:style-name="P53">Europäische Union<text:tab/>6</text:p>
          <text:p text:style-name="P51">Rechtsrahmen<text:tab/>7</text:p>
          <text:p text:style-name="P52">Österreich - Kartellrecht<text:tab/>7</text:p>
          <text:p text:style-name="P52">Kartellgesetz<text:tab/>7</text:p>
          <text:p text:style-name="P51">Quellen<text:tab/>7</text:p>
        </text:index-body>
      </text:table-of-content>
      <text:p text:style-name="P3"/>
      <text:p text:style-name="P3"/>
      <text:p text:style-name="P3"/>
      <text:p text:style-name="P8"><text:toc-mark-start text:id="IMark104058376" text:outline-level="1"/>Definition<text:toc-mark-end text:id="IMark104058376"/></text:p>
      <text:p text:style-name="P11"><text:toc-mark-start text:id="IMark104058376" text:outline-level="2"/>Allgemein<text:toc-mark-end text:id="IMark104058376"/></text:p>
      <text:p text:style-name="P3">Wenn sich zwei oder mehrere, bisher selbständige Unternehmen zu einer wirtschaftlichen und rechtlichen Einheit zusammenschließen, so bezeichnet man diesen Vorgang als Unternehmenszusammenschluss oder Fusion.<text:line-break/>Ein Zusammenschluss ist unabhängig von der Rechtsform der beteiligten Firmen, der Art des Vermögensübergangs und der Form der Entschädigungsleistungen an die Eigner der untergehenden Firmen.</text:p>
      <text:p text:style-name="P3">Während die Unternehmen durch einen Unternehmenszusammenschluss ihre rechtliche und wirtschaftliche Selbständigkeit aufgeben, verlieren sie in einem Konzern lediglich ihre wirtschaftliche Unabhängigkeit.<text:line-break/></text:p>
      <text:p text:style-name="P3"/>
      <text:p text:style-name="P3"/>
      <text:p text:style-name="P3"/>
      <text:p text:style-name="P3"/>
      <text:p text:style-name="P3"/>
      <text:p text:style-name="P11"><text:soft-page-break/><text:toc-mark-start text:id="IMark104070760" text:outline-level="2"/>Kooperation<text:toc-mark-end text:id="IMark104070760"/></text:p>
      <text:p text:style-name="P3">Ist freiwillige Zusammenarbeit zwischen Unternehmen <text:span text:style-name="T10">im Rahmen von </text:span>Großprojekten oder <text:span text:style-name="T10">Interessenbehauptung</text:span> gegenüber Dritten. <text:line-break/>Die Merkmale der Kooperation sind:</text:p>
      <text:list xml:id="list4664612952057322199" text:style-name="L1">
        <text:list-item>
          <text:p text:style-name="P57">Zusammenarbeit zwischen Unternehmen erfolgt durch Koordination von Abteilungen und <text:s/>auch die Entscheidungsfindung findet in einer gemeinschaftliche Einrichtung statt.</text:p>
        </text:list-item>
        <text:list-item>
          <text:p text:style-name="P56"><text:span text:style-name="T4">Die Unternehmen müssen die </text:span><text:span text:style-name="T6">rechtliche</text:span><text:span text:style-name="T4"> genauso wie die </text:span><text:span text:style-name="T6">wirtschaftliche</text:span><text:span text:style-name="T4"> Selbständigkeit in den Bereichen </text:span><text:span text:style-name="T6">bewahren</text:span><text:span text:style-name="T4">, welche nicht im Kooperationsvertrag enthalten sind.</text:span></text:p>
        </text:list-item>
      </text:list>
      <text:p text:style-name="P3"/>
      <text:p text:style-name="P4">Kooperation <text:span text:style-name="T4">können auch </text:span>mit Wettbewerbsbeschränkungen verbunden <text:span text:style-name="T4">sein</text:span>, <text:span text:style-name="T4">wie</text:span> etwa mit <text:span text:style-name="T4">Verbot von </text:span>Preisabsprachen, Aufteilungen von Märkten, Wettbewerbsverboten, Liefer- oder Bezugsverpflichtungen. <text:span text:style-name="T4">Wenn dies vorliegt, so ist auch das Wettbewerbsrecht bzw. Kartellverbot zu beachten.</text:span></text:p>
      <text:p text:style-name="P3"/>
      <text:p text:style-name="P11"><text:toc-mark-start text:id="IMark104071960" text:outline-level="2"/>Konzentration<text:toc-mark-end text:id="IMark104071960"/></text:p>
      <text:p text:style-name="P23">Die Konzentration definiert, im Gegensatz zu der Kooperation, den Zusammenschluss von Unternehmen unter Aufgabe/Auflösung ihrer <text:span text:style-name="T5">wirtschaftlichen</text:span> Selbständigkeit. Die <text:span text:style-name="T5">rechtliche</text:span> Selbständigkeit hingegen bleibt weiterhin bestehen.</text:p>
      <text:p text:style-name="P23">Hauptmerkmal von Unternehmungskonzentrationen:</text:p>
      <text:list xml:id="list4515351877588486290" text:style-name="L2">
        <text:list-item>
          <text:p text:style-name="P58">Unterordnung der zusammengeschlossenen Unternehmen unter eine einheitliche Leitung.</text:p>
        </text:list-item>
        <text:list-item>
          <text:p text:style-name="P58">Der Zusammenschluss muss nicht freiwillig erfolgen. Dies erfolgt dann durch Erwerb einer Mehrheitsbeteiligung von dem übernehmenden Unternehmen oder durch Abschluss eines Beherrschungsvertrages.</text:p>
        </text:list-item>
      </text:list>
      <text:p text:style-name="P23"/>
      <text:p text:style-name="P23">Die Konzentration ist in rechtlicher Hinsicht ein Zusammenschluss und somit der einzelstaatlichen oder europäischen Zusammenschlusskontrolle <text:span text:style-name="T10">unterliegend</text:span>.</text:p>
      <text:p text:style-name="P23"/>
      <text:p text:style-name="P23">Verbind<text:span text:style-name="T7">en sich jedoch</text:span> unselbständiger Unternehmen, <text:span text:style-name="T7">so redet man nicht von einem <text:s/></text:span>Zusammenschluss. <text:span text:style-name="T10">Sondern von einer konzerninterne Verbindung, dies bedeutet das die Muttergesellschaft dieselbe ist.</text:span></text:p>
      <text:p text:style-name="P3"/>
      <text:p text:style-name="P12"><text:toc-mark-start text:id="IMark104071960" text:outline-level="2"/>Fusion<text:span text:style-name="T10">en</text:span><text:toc-mark-end text:id="IMark104071960"/></text:p>
      <text:p text:style-name="P24">Unternehmen <text:span text:style-name="T10">geben </text:span>beim Zusammenschluss ihre <text:span text:style-name="T5">rechtliche</text:span> Selbständigkeit auf, <text:span text:style-name="T7">dann redet man anstelle einer Konzentration von einer </text:span>Fusion. Eine Fusion <text:span text:style-name="T10">findet statt:</text:span></text:p>
      <text:list xml:id="list6405239795875425832" text:style-name="L3">
        <text:list-item>
          <text:p text:style-name="P59"><text:span text:style-name="T10">W</text:span>enn ein Unternehmen in ein bereits bestehendes Unternehmen eingegliedert wird</text:p>
        </text:list-item>
        <text:list-item>
          <text:p text:style-name="P59"><text:span text:style-name="T10">Wenn</text:span> <text:span text:style-name="T10">zwei Unternehmen in ein neu gegründetes „Fusionsunternehmen“ eingegliedert werden (</text:span>Unternehmen A und B <text:span text:style-name="T7">fusionieren </text:span>ein neues Unternehmen C<text:span text:style-name="T7">)</text:span>.</text:p>
        </text:list-item>
      </text:list>
      <text:p text:style-name="P23"/>
      <text:p text:style-name="P14"><text:toc-mark-start text:id="IMark104067512" text:outline-level="2"/>Einteilung von Zusammenschlüssen<text:toc-mark-end text:id="IMark104067512"/></text:p>
      <text:p text:style-name="P27">Diese Einteilung erfolgt aufgrund der Produktionsstufen der beteiligten Unternehmen. Man unterscheidet <text:span text:style-name="T12">von Zusammenschlüssen auf</text:span>:</text:p>
      <text:list xml:id="list5389983710324181540" text:style-name="L4">
        <text:list-item>
          <text:p text:style-name="P60"><text:span text:style-name="T2">Horizontale Ebene</text:span><text:span text:style-name="T12"><text:line-break/>Die zusammenschließenden </text:span>Unternehmen <text:span text:style-name="T12">gehören </text:span>der gleichen Branche und der gleichen Produktions- und Handelsstufe an. Außerdem <text:span text:style-name="T12">besitzen</text:span> sie <text:span text:style-name="T12">meist</text:span> den gleichen Kundenkreis (z.B. Stahlwerke).</text:p>
        </text:list-item>
        <text:list-item>
          <text:p text:style-name="P60"><text:span text:style-name="T2">Vertikaler Ebene</text:span><text:span text:style-name="T12"><text:line-break/>D</text:span>ie <text:span text:style-name="T12">P</text:span>artner <text:span text:style-name="T12">gehören</text:span> zwar der gleichen Branche, aber nicht <text:span text:style-name="T12">der </text:span>gleichen <text:span text:style-name="T12">Produktionsstufe an. Meist sind die Unternehmen in</text:span> aufeinander folgenden Produktions- und Handelsstufen <text:span text:style-name="T12">tätig</text:span>. <text:soft-page-break/>Es liegt ein Anbieter-Nachfrager-Verhältnis <text:span text:style-name="T12">vor</text:span> (z.B. Sägewerk und Möbelfabrik).</text:p>
        </text:list-item>
        <text:list-item>
          <text:p text:style-name="P60"><text:span text:style-name="T2">Diagonaler Ebene</text:span><text:span text:style-name="T12"><text:line-break/>Die Partner sind komplett</text:span> wesensverschiedene Firmen. Weder Branche noch Produktions- und Handelsstufe weisen Gemeinsamkeiten auf (z.B. Automobilfabrik und Bürocomputerhersteller).</text:p>
        </text:list-item>
      </text:list>
      <text:p text:style-name="P27"/>
      <text:p text:style-name="P6"><text:toc-mark-start text:id="IMark104072248" text:outline-level="1"/><text:span text:style-name="T20">Ziel</text:span><text:span text:style-name="T21">e</text:span><text:span text:style-name="T20"> </text:span><text:span text:style-name="T21">durch</text:span><text:span text:style-name="T20"> Zusammenschluss</text:span><text:toc-mark-end text:id="IMark104072248"/></text:p>
      <text:p text:style-name="P13"><text:toc-mark-start text:id="IMark104071960" text:outline-level="2"/>Grundlegend<text:toc-mark-end text:id="IMark104071960"/></text:p>
      <text:p text:style-name="P26">Die <text:span text:style-name="T5">Gewinnmaximierung</text:span> steht im Vordergrund der meisten Zusammenschlüsse. Dabei werden im wesentlichen 3 Punkte berücksichtigt:</text:p>
      <text:list xml:id="list402971635513057865" text:style-name="L5">
        <text:list-item>
          <text:p text:style-name="P61"><text:span text:style-name="T8">Wachstum</text:span><text:line-break/>Wachstum erfolgt meist neuen oder wachsenden Märkten in denen kaum Konkurrenz herrscht. Um dieses Problem zu umgehen versucht man das Wachstum durch Unternehmensverbindungen zu steigern. In fielen Fällen werden andere (<text:span text:style-name="T10">konkurrierende</text:span>) Unternehmen übernommen.</text:p>
        </text:list-item>
        <text:list-item>
          <text:p text:style-name="P61"><text:span text:style-name="T8">Steigerung der Wirtschaftlichkeit</text:span><text:line-break/>Die Zusammenlegung von Abteilungen <text:span text:style-name="T10">die</text:span> nach <text:span text:style-name="T10">einem</text:span> Zusammenschluss <text:span text:style-name="T10">doppelt vorhanden sind</text:span> <text:span text:style-name="T10">(z.B.</text:span> <text:span text:style-name="T10">B</text:span>uchhaltung oder Personal<text:span text:style-name="T10">verwaltung), kann die Wirtschaftlichkeit durch Einsparungen erhöhen</text:span>. <text:span text:style-name="T10">Natürlich wirkt sich das </text:span>Know-how <text:span text:style-name="T10">welches aus beiden Unternehmen gewonnen wird positiv auf</text:span> Wirtschaftlichkeit <text:span text:style-name="T10">aus</text:span>.</text:p>
        </text:list-item>
        <text:list-item>
          <text:p text:style-name="P61"><text:span text:style-name="T9">Risikovermeidung</text:span><text:line-break/><text:span text:style-name="T10">Das</text:span> Risiko <text:span text:style-name="T10">wird </text:span>auf mehrere Partner <text:span text:style-name="T10">(</text:span>bei Kooperation<text:span text:style-name="T10">) aufgeteilt, oder</text:span> durch neue Produkte und Märkte <text:span text:style-name="T10">(</text:span>bei Konzentration/<text:span text:style-name="T10">Fusion) vermindert.</text:span></text:p>
        </text:list-item>
      </text:list>
      <text:p text:style-name="P26"/>
      <text:p text:style-name="P13"><text:toc-mark-start text:id="IMark104077960" text:outline-level="2"/>In speziellen Unternehmensbereichen<text:toc-mark-end text:id="IMark104077960"/></text:p>
      <text:list xml:id="list29754380352020796" text:style-name="L6">
        <text:list-item>
          <text:p text:style-name="P62"><text:span text:style-name="T1">Beschaffung</text:span><text:line-break/>Verbesserung der Verhandlungsposition gegenüber Lieferanten <text:span text:style-name="T11">wird durch das Auftreten in einer Gemeinschaft </text:span>erreicht. <text:span text:style-name="T11">Das hat unter anderem g</text:span>ünstigere Konditionen und günstigere Beschaffungspreise <text:span text:style-name="T11">zur Folge (z.B. durch größere Einkaufsmengen)</text:span>.<text:line-break/><text:span text:style-name="T11">Dies ist bei </text:span>Handels<text:span text:style-name="T15">unter</text:span>nehmen <text:span text:style-name="T11">ein wichtiger Aspekt, denn oft bilden diese E</text:span>inkaufsgenossenschaften. Bei Industrieunternehmen <text:span text:style-name="T11">wird vor allem die </text:span>Rohstoffversorgung <text:span text:style-name="T11">(in Menge und Qualität) verbessert, denn oft werden </text:span>Verbindungen Rohstoffgewinnungsbetriebe eingegangen.</text:p>
        </text:list-item>
        <text:list-item>
          <text:p text:style-name="P62"><text:span text:style-name="T1">Produktion</text:span><text:line-break/><text:span text:style-name="T11">V</text:span>erbesserung <text:span text:style-name="T11">erfolgt auch in </text:span>der Produktion <text:span text:style-name="T11">in Bezug auf</text:span> Menge, Qualität <text:span text:style-name="T11">und</text:span> Ort. </text:p>
        </text:list-item>
        <text:list-item>
          <text:p text:style-name="P62"><text:span text:style-name="T1">Finanzierung</text:span><text:line-break/><text:span text:style-name="T11">H</text:span>ohe finanzielle Belastungen bei Groß<text:span text:style-name="T11">vorhaben werden durch </text:span>Zusammenschluss zu Arbeitsgemeinschaft<text:span text:style-name="T11">en gesichert, denn durch mehrere Unternehmen erweitern sich</text:span> Finanzierungsmöglichkeiten <text:span text:style-name="T11">ebenso wird auch </text:span>das Risiko verteilen.</text:p>
        </text:list-item>
        <text:list-item>
          <text:p text:style-name="P62"><text:span text:style-name="T1">Absatz</text:span><text:line-break/>Verbesserung der Absatzmöglichkeiten <text:span text:style-name="T11">wird </text:span>durch gemeinsame <text:span text:style-name="T11">Organisation im </text:span>Vertrieb <text:span text:style-name="T11">erreicht</text:span>. <text:span text:style-name="T11">Denn es</text:span> <text:span text:style-name="T11">können</text:span> <text:span text:style-name="T11">M</text:span>ärkte und Marketing<text:span text:style-name="T11">strategien</text:span> <text:span text:style-name="T11">gemeinsam erschlossen und erfasst werden</text:span>. Eine weitere<text:span text:style-name="T11">r</text:span> <text:span text:style-name="T11">Aspekt</text:span> ist die Erweiterung des <text:span text:style-name="T11">Produktpalette</text:span>. <text:span text:style-name="T11">Durch diese Maßnahmen wird im Grunde die Stärke und Präsenz am Absatzmarkt gestärkt.</text:span></text:p>
        </text:list-item>
      </text:list>
      <text:p text:style-name="P28"/>
      <text:p text:style-name="P19"><text:toc-mark-start text:id="IMark104077512" text:outline-level="2"/>Vor<text:span text:style-name="T16">teile</text:span><text:toc-mark-end text:id="IMark104077512"/></text:p>
      <text:list xml:id="list5755418471200756914" text:style-name="L7">
        <text:list-item>
          <text:p text:style-name="P63">Verbesserung der Position am Markt</text:p>
        </text:list-item>
        <text:list-item>
          <text:p text:style-name="P63">Kosteneinsparung</text:p>
        </text:list-item>
        <text:list-item>
          <text:p text:style-name="P63"><text:soft-page-break/>günstige Verhandlungspositionen mit möglichen Lieferanten und Kunden</text:p>
        </text:list-item>
        <text:list-item>
          <text:p text:style-name="P63">bessere Forschung und Entwicklung</text:p>
        </text:list-item>
      </text:list>
      <text:p text:style-name="P37"/>
      <text:p text:style-name="P20"><text:toc-mark-start text:id="IMark104074904" text:outline-level="2"/>Nachteile<text:toc-mark-end text:id="IMark104074904"/></text:p>
      <text:list xml:id="list6224277324255924144" text:style-name="L8">
        <text:list-item>
          <text:p text:style-name="P64"><text:span text:style-name="T1">Marktbeherrschung<text:line-break/></text:span>Es besteht die Gefahr, dass sich ein Monopol bildet. Dies bringt das Problem, dass die Produktvielfalt eingeschränkt wird und der Preiskampf verloren geht. Dies bringt vor allem eine erheblichen Schaden für den Kunden, der einen einzelne dominierenden Unternehmen ausgeliefert ist.</text:p>
        </text:list-item>
      </text:list>
      <text:p text:style-name="P46"/>
      <text:p text:style-name="P9"><text:toc-mark-start text:id="IMark104074904" text:outline-level="1"/>Verbindungsformen<text:toc-mark-end text:id="IMark104074904"/></text:p>
      <text:p text:style-name="P29">Bei Unternehmensverbindungen gibt es eine Vielzahl von Definition und Arten die sich oft nur durch wenige Details unterscheiden. Einige Davon sind</text:p>
      <text:list xml:id="list301616970663546355" text:style-name="L9">
        <text:list-item>
          <text:p text:style-name="P65">Konsortium</text:p>
        </text:list-item>
        <text:list-item>
          <text:p text:style-name="P65">Kartell</text:p>
        </text:list-item>
        <text:list-item>
          <text:p text:style-name="P65">Syndikat</text:p>
        </text:list-item>
        <text:list-item>
          <text:p text:style-name="P65">Joint Venture</text:p>
        </text:list-item>
        <text:list-item>
          <text:p text:style-name="P65">Strategische Allianz</text:p>
        </text:list-item>
        <text:list-item>
          <text:p text:style-name="P65">Trust</text:p>
        </text:list-item>
        <text:list-item>
          <text:p text:style-name="P65">Interessensgemeinschaft</text:p>
        </text:list-item>
        <text:list-item>
          <text:p text:style-name="P65">Konzern</text:p>
        </text:list-item>
      </text:list>
      <text:p text:style-name="P29"/>
      <text:p text:style-name="P15"><text:toc-mark-start text:id="IMark104074904" text:outline-level="2"/>Konsortium<text:toc-mark-end text:id="IMark104074904"/></text:p>
      <text:p text:style-name="P31">Ein Konsortium ist eine Gesellschaft bürgerlichen Rechts und dient zur Risikoverteilung. Bei dieser Art von Zusammenschluss bleiben die Unternehmen rechtlich und wirtschaftlich unabhängig. Das Hauptziel ist vor allem die Durchführung eines bestimmten Geschäftszweck. Sobald dieser Geschäftszweck oder die Aufgabe des Konsortium erfüllt worden ist, löst sich diese Verbindung wieder auf. <text:line-break/>Hauptsächlich wird ein Konsortium gebildet, wenn der Geschäftszweck:</text:p>
      <text:list xml:id="list4117488515937673068" text:style-name="L10">
        <text:list-item>
          <text:p text:style-name="P66">die Auftragshöhe eines einzelnen Unternehmen übersteigt</text:p>
        </text:list-item>
        <text:list-item>
          <text:p text:style-name="P66">das Geschäftsvolumen eines einzelnen Unternehmen überschreitet</text:p>
        </text:list-item>
        <text:list-item>
          <text:p text:style-name="P66">ein einzelnes Unternehmen mit zu hohen und einseitigen Geschäftsrisiken belastet</text:p>
        </text:list-item>
      </text:list>
      <text:p text:style-name="P30">Diese Risiken werden dann auf mehrere unabhängige Unternehmen verteilt.</text:p>
      <text:p text:style-name="P32">Diese Form wird von Banken (Vergabe von Großkrediten) oder von Industrieunternehmen (Abwicklung von Großprojekten) gebildet.</text:p>
      <text:p text:style-name="P32"/>
      <text:p text:style-name="P16"><text:toc-mark-start text:id="IMark104074904" text:outline-level="2"/>Kartell<text:toc-mark-end text:id="IMark104074904"/> (bzw. Wirtschaftskartell)</text:p>
      <text:p text:style-name="P33">Ein Kartell ist ein Vertrag zwischen unabhängigen Partnern, die jedoch den selben Kernmarkt bedienen, um ihren eigenen aber auch den gesamtheitlichen Wettbewerb zu beschränken. Jedoch unterliegt ein Kartell dem Kartellrecht, was auch oft mit einem Kartellverbot einhergeht. Hauptsächlich entstehen Kartelle in Märkten, welche von Massenprodukte dominiert werden. Jedoch gelten Kartelle oftmals als schädlich für die gesamtwirtschaftliche Entwicklung.<text:line-break/>Einige Ziele sind:</text:p>
      <text:list xml:id="list2107596110487059841" text:style-name="L11">
        <text:list-item>
          <text:p text:style-name="P67">Kontrolle über Marktpreise</text:p>
        </text:list-item>
        <text:list-item>
          <text:p text:style-name="P67">Kontrolle über umgesetzte Mengen eines Produktes am Markt</text:p>
        </text:list-item>
        <text:list-item>
          <text:p text:style-name="P67">Monopolstellung und Beherrschung eines Marktes</text:p>
        </text:list-item>
        <text:list-item>
          <text:p text:style-name="P67">Wettbewerb bezüglich Dritten einzuschränken</text:p>
        </text:list-item>
      </text:list>
      <text:p text:style-name="P17"><text:soft-page-break/><text:toc-mark-start text:id="IMark104072088" text:outline-level="2"/><text:toc-mark-start text:id="IMark104075624" text:outline-level="1"/><text:alphabetical-index-mark-start text:id="IMark104084136"/>Joint Venture<text:alphabetical-index-mark-end text:id="IMark104084136"/><text:toc-mark-end text:id="IMark104075624"/><text:toc-mark-end text:id="IMark104072088"/></text:p>
      <text:p text:style-name="P34">Wörtlich übersetzt bedeutet Joint Venture „gemeinsames Wagnis“ <text:span text:style-name="T13">jedoch versteht man eher darunter ein</text:span> „Gemeinschaftsunternehmen“. <text:span text:style-name="T13">Im Grunde ist ein Joint Venture ein gemeinsames Vorhaben wobei die Partnerunternehmen rechtlich und auch <text:s/>wirtschaftlich unabhängig bleiben, ebenso tragen die die Partner die Führungsverantwortung und den finanzielle Rahmen zu gleichen Teilen. In vielen Fällen gehen diese Kooperationen über Landesgrenzen hinweg, einen besonderen Boom hat das Joint Venture in Osteuropa und China erlebt. </text:span></text:p>
      <text:p text:style-name="P35">Man unterscheidet in:</text:p>
      <text:list xml:id="list8078141348189064389" text:style-name="L12">
        <text:list-item>
          <text:p text:style-name="P68"><text:span text:style-name="T1">Kapitalbeteiligung</text:span><text:line-break/>Hauptsächlich als „Equity Joint Venture“ bezeichnet und steht dafür, dass die Partner dieselben Beteilungsquoten in finanzieller und rechtlicher Hinsicht aufweisen (z.B. 50-50 bei 2 Unternehmen).<text:line-break/>Manchmal sind die <text:span text:style-name="T15">Beteilungen</text:span> ungleich zwischen den Partnern, dann ist es kein Joint Venture im herkömmlichen Sinne.</text:p>
        </text:list-item>
        <text:list-item>
          <text:p text:style-name="P68"><text:span text:style-name="T1">Kooperationsrichtung</text:span><text:line-break/>Hier geht es darum, dass die Kooperation wirtschaftlich und produktive Vorteile bringt. Dies kann sowohl in horizontaler als auch in vertikaler Richtung erfolgen, drunter versteht man entweder Firmen aus gleicher bzw. vor/nach gelagerter Wertschöpfungsebene.</text:p>
        </text:list-item>
      </text:list>
      <text:p text:style-name="P35"/>
      <text:p text:style-name="P35">Ebenso gibt es zahlreiche Motive warum ein Joint Venture gebildet wird:</text:p>
      <text:list xml:id="list2392580940169690303" text:style-name="L13">
        <text:list-item>
          <text:p text:style-name="P69">Wettbewerbsmotiv<text:line-break/>Es besteht die Absicht die Branchenentwicklung zu steuern bzw. zu beeinflussen oder auch einen Vorteil in Sachen Entwicklung und Forschung zu gewinnen. Auch kann auf Änderungen in der Globalisierung besser reagiert werden. <text:span text:style-name="T14">Ebenso steht die Erhöhung der Produktionskapazität im Vordergrund.</text:span></text:p>
        </text:list-item>
        <text:list-item>
          <text:p text:style-name="P69">strategisches Motiv<text:line-break/><text:span text:style-name="T14">In manchen Ländern herrschen strenge politische Auflagen, die es einem ausländischen Unternehmen sehr schwer machen den jeweiligen Markt zu erschließen. Deswegen werden Joints Ventures gebildet um auch in diese Märkte vorzustoßen.</text:span></text:p>
        </text:list-item>
      </text:list>
      <text:p text:style-name="P34"/>
      <text:p text:style-name="P18"><text:toc-mark-start text:id="IMark104077544" text:outline-level="2"/><text:toc-mark-start text:id="IMark104081272" text:outline-level="1"/><text:alphabetical-index-mark-start text:id="IMark104072136"/><text:toc-mark-start text:id="IMark104085576" text:outline-level="1"/>Konzern<text:toc-mark-end text:id="IMark104085576"/><text:alphabetical-index-mark-end text:id="IMark104072136"/><text:toc-mark-end text:id="IMark104081272"/><text:toc-mark-end text:id="IMark104077544"/></text:p>
      <text:p text:style-name="P41">Zusammengefasste Unternehmen die unter einer einheitlichen Leitung stehen werden „Konzern“ genannt. Der Irrtum: vielerorts werden fälschlicher Weise Großunternehmen Konzern genannt.<text:line-break/>Es gibt ein Mutterunternehmen und mehrere Tochterunternehmen, wobei alle beteiligten Unternehmen ihre wirtschaftliche und finanzielle Unabhängigkeit aufgeben, aber die rechtliche Selbständigkeit erhalten bleibt. Auch die Bilanzen führt jeder Beteiligte selbst, wobei alle Bilanzen zu einer Konzernbilanz zusammengefasst werden.</text:p>
      <text:p text:style-name="P41">Bei einem Konzern gibt es mehrere Formen:</text:p>
      <text:list xml:id="list2697999774972290615" text:style-name="L14">
        <text:list-item>
          <text:p text:style-name="P70"><text:span text:style-name="T3">Vertikaler Konzern</text:span><text:span text:style-name="T14"><text:line-break/>Umfasst mehrere unterschiedliche, aber aufeinander folgende Wertschöpfungsebenen. Es wird also die gesamte Leistungserstellung intern abgewickelt.</text:span></text:p>
        </text:list-item>
        <text:list-item>
          <text:p text:style-name="P70"><text:span text:style-name="T3">Horizontaler Konzern</text:span><text:span text:style-name="T14"><text:line-break/>Die zusammengeschlossenen Unternehmen stehe auf derselben Wertschöpfungsebene, dies führt zu einer Art Monopolstellung. (z.B. Volkswagen)</text:span></text:p>
        </text:list-item>
        <text:list-item>
          <text:p text:style-name="P71"><text:span text:style-name="T3">Lateraler Konzern</text:span><text:span text:style-name="T14"><text:line-break/>Die Partner sind in unterschiedlichen Branchen tätig und haben zur wenig gemeinsam. Hier geht es hauptsächlich darum eine geballte Wirtschaftskraft mit vielen Standorten zu bilden.</text:span></text:p>
        </text:list-item>
      </text:list>
      <text:p text:style-name="P36"/>
      <text:p text:style-name="P42"><text:soft-page-break/>Holding-Gesellschaften bestehen aus einer Dachgesellschaft, die nur die Führung und finanzielle Verwaltung der Tochterunternehmen, aber selbst führt sie keine Betriebstätigkeit aus.</text:p>
      <text:p text:style-name="P42">Im Gegensatz zur Holding wird bei einer Muttergesellschaft das leitende Unternehmen auch Betriebstätigkeiten ausführen.<text:line-break/></text:p>
      <text:p text:style-name="P17"><text:toc-mark-start text:id="IMark104077544" text:outline-level="2"/><text:alphabetical-index-mark-start text:id="IMark104081272"/><text:toc-mark-start text:id="IMark104076392" text:outline-level="1"/>Trust<text:toc-mark-end text:id="IMark104076392"/><text:alphabetical-index-mark-end text:id="IMark104081272"/><text:toc-mark-end text:id="IMark104077544"/></text:p>
      <text:p text:style-name="P38">Ist ein in Verträgen geregelter Zusammenschluss mehrerer Unternehmen. Dabei geben die Unternehmen ihrer rechtliche und finanzielle Selbständigkeit auf, die dann an die Führung abgegeben wird. Das heißt die untergeordneten Unternehmen werden zugunsten der Führungsgesellschaft aufgeben, man könnte also sagen es entstehen ein einziges größeres Unternehmen. Hauptziel ist die Bildung eine Monopols um Preise festzulegen und den Wettbewerb auszuschalten. <text:s/></text:p>
      <text:p text:style-name="P38"/>
      <text:p text:style-name="P72"><text:toc-mark-start text:id="IMark104077032" text:outline-level="1"/>Kontrolle eines Zusammenschlusses<text:toc-mark-end text:id="IMark104077032"/></text:p>
      <text:p text:style-name="P21"><text:toc-mark-start text:id="IMark104080200" text:outline-level="2"/>Allgemein<text:toc-mark-end text:id="IMark104080200"/></text:p>
      <text:p text:style-name="P47">Bei der Zusammenschlusskontrolle sollte die Beeinträchtigungen des Wettbewerbs (Einschränkung der Anbieter, Preiskampf) durch den Zusammenschluss unabhängiger Unternehmen, ebenso sollte die Konzentration unternehmerischer Macht verhindern (Kartellbildung). Die Prüfung erfolgt durch ein staatliches Kontrollverfahren, welches die Auswirkungen des Zusammenschlusses hinsichtlich Wettbewerb bewertet. Werden mögliche negative Auswirkungen erkannt, können Maßnahmen angeordnet werden oder komplett verboten werden.</text:p>
      <text:p text:style-name="P39"/>
      <text:p text:style-name="P22"><text:toc-mark-start text:id="IMark104080200" text:outline-level="3"/>Europäische Union<text:toc-mark-end text:id="IMark104080200"/></text:p>
      <text:p text:style-name="P48">Zusammenschlusskontrolle in der EU ist durch die Fusionskontrollverordnung geregelt. Die Kontrolle erfolgt durch die Kommission der Europäischen Gemeinschaften.</text:p>
      <text:p text:style-name="P48">Wann unterliegt ein Zusammenschluss:</text:p>
      <text:list xml:id="list9176715917010153989" text:style-name="L15">
        <text:list-item>
          <text:p text:style-name="P73">wenn die beteiligten Unternehmen weltweit einen Umsatz höher als 5 Mrd. € erwirtschaften</text:p>
        </text:list-item>
        <text:list-item>
          <text:p text:style-name="P74">wenn mindestens zwei beteiligte Unternehmen einen EU-weiten Umsatz von mehr als 250 Mio. € erzielten</text:p>
        </text:list-item>
        <text:list-item>
          <text:p text:style-name="P74">wenn die beteiligten Unternehmen weniger als 84 Mio. € in nur einem EU-Land erwirtschaften, also es müssen mehr als ein Drittel des EU-weitem Umsatzes in einem Land erfolgt sein</text:p>
        </text:list-item>
        <text:list-item>
          <text:p text:style-name="P74">wenn der Gesamtumsatz aller beteiligten Unternehmen in mindestens drei Mitgliedstaaten jeweils 100 Mio. € übersteigt</text:p>
        </text:list-item>
      </text:list>
      <text:p text:style-name="P43"/>
      <text:p text:style-name="P43">Der Zusammenschluss ist erst rechtskräftig, wenn er von der Kommission freigegeben wurde.</text:p>
      <text:p text:style-name="P43">Einige Beurteilungskriterien sind:</text:p>
      <text:list xml:id="list9212780469185568499" text:style-name="L16">
        <text:list-item>
          <text:p text:style-name="P75">Marktanteilen</text:p>
        </text:list-item>
        <text:list-item>
          <text:p text:style-name="P75">Finanzkraft</text:p>
        </text:list-item>
        <text:list-item>
          <text:p text:style-name="P75">Marktzutrittsschranken</text:p>
        </text:list-item>
        <text:list-item>
          <text:p text:style-name="P75">Nachfrage- und Angebotsentwicklung</text:p>
        </text:list-item>
        <text:list-item>
          <text:p text:style-name="P75">Auswirkungen auf Mitbewerber</text:p>
        </text:list-item>
      </text:list>
      <text:p text:style-name="P43">Im weiteren Verfahren <text:s/>werden je nach Art des Zusammenschlusses folgende Punkte geprüft:</text:p>
      <text:list xml:id="list3825141430442206794" text:style-name="L17">
        <text:list-item>
          <text:p text:style-name="P76">Marktbeherrschung</text:p>
        </text:list-item>
        <text:list-item>
          <text:p text:style-name="P77">Schwächung von Wettbewerbern</text:p>
        </text:list-item>
        <text:list-item>
          <text:p text:style-name="P77">Preistransparenz</text:p>
        </text:list-item>
        <text:list-item>
          <text:p text:style-name="P77">Abschreckungsmechanismen</text:p>
        </text:list-item>
        <text:list-item>
          <text:p text:style-name="P77"><text:soft-page-break/>begrenzter Kundenwechsel (z.B. Handytarife)</text:p>
        </text:list-item>
      </text:list>
      <text:p text:style-name="P44">Kann die Kommission einige dieser und weiterer Kriterien als überschritten nachweisen, so kann der Zusammenschluss aufgehoben werden. Abhilfemaßnahmen wären unter anderem der Verkauf einer Unternehmenssparte an einem Mitbewerber.</text:p>
      <text:p text:style-name="P44"/>
      <text:p text:style-name="P45">Unterliegt ein Zusammenschluss bereits der Europäischen Kontrolle, so ist die Kontrolle durch einzelne Instanzen von Mitgliedstaaten nicht erforderlich. </text:p>
      <text:p text:style-name="P45">Der grundsätzliche Ablauf der Kontrolle ist folgendermaßen aufgebaut:</text:p>
      <text:list xml:id="list2861046140305205547" text:style-name="L18">
        <text:list-item>
          <text:p text:style-name="P78"><text:s text:c="4"/>Zusammenschlusstatbestand wird ermittelt</text:p>
        </text:list-item>
        <text:list-item>
          <text:p text:style-name="P78"><text:s text:c="4"/>EU-weite Bedeutung des Zusammenschlusses wird ermittelt </text:p>
        </text:list-item>
        <text:list-item>
          <text:p text:style-name="P78"><text:s text:c="4"/>wettbewerbliche Beurteilung des Zusammenschluss hinsichtlich Gesamtwirtschaft</text:p>
        </text:list-item>
        <text:list-item>
          <text:p text:style-name="P78"><text:s text:c="4"/>Ergebnis (ist der Zusammenschluss gültig?)</text:p>
        </text:list-item>
        <text:list-item>
          <text:p text:style-name="P78"><text:s text:c="4"/>weiteres Verfahren (Verbot, Übertragung auf nationale Instanzen, <text:span text:style-name="T18">Revision, ...)</text:span></text:p>
        </text:list-item>
      </text:list>
      <text:p text:style-name="P44"/>
      <text:p text:style-name="P39"><text:toc-mark-start text:id="IMark104076520" text:outline-level="1"/><text:span text:style-name="T20">Rechtsrahmen</text:span><text:toc-mark-end text:id="IMark104076520"/><text:line-break/><text:toc-mark-start text:id="IMark104085528" text:outline-level="2"/><text:span text:style-name="T5">Österreich - Kartellrecht</text:span><text:toc-mark-end text:id="IMark104085528"/></text:p>
      <text:p text:style-name="P49">Funktionsfähiger Wettbewerb zwischen Unternehmen muss sichergestellt werden, dies wird durch das Kartellrecht im Kartellgesetz (KartG) und ergänzend im Wettbewerbsgesetz (WettbG) geregelt.</text:p>
      <text:p text:style-name="P50">Das Oberlandesgericht Wien bildet das Kartellgericht erster Instanz. In zweiter bzw. letzter Instanz funktioniert der Oberste Gerichtshof als Kartellobergericht, wobei hier nur Rechtsfragen geregelt werden.</text:p>
      <text:p text:style-name="P50"/>
      <text:p text:style-name="P49"><text:toc-mark-start text:id="IMark104076520" text:outline-level="2"/><text:span text:style-name="T5">Kartellgesetz</text:span><text:toc-mark-end text:id="IMark104076520"/><text:span text:style-name="T5"> KartG</text:span></text:p>
      <text:list xml:id="list6202173408525888495" text:style-name="L19">
        <text:list-item>
          <text:p text:style-name="P79"><text:span text:style-name="T1">§ 1 KartG Kartellverbot</text:span>, verboten sind:</text:p>
          <text:list>
            <text:list-item>
              <text:p text:style-name="P79">Vereinbarungen zwischen Unternehmern, die Einschränkung des Wettbewerbs bezwecken</text:p>
            </text:list-item>
            <text:list-item>
              <text:p text:style-name="P79">Festsetzung der An- oder Verkaufspreise</text:p>
            </text:list-item>
            <text:list-item>
              <text:p text:style-name="P79">Einschränkungen der Erzeugung, des Absatzes, der technischen Entwicklung</text:p>
            </text:list-item>
            <text:list-item>
              <text:p text:style-name="P79">Aufteilung der Märkte oder Versorgungsquellen</text:p>
            </text:list-item>
            <text:list-item>
              <text:p text:style-name="P79">unterschiedlicher Bedingungen bei gleichwertigen Leistungen gegenüber Handelspartnern</text:p>
            </text:list-item>
          </text:list>
        </text:list-item>
        <text:list-item>
          <text:p text:style-name="P80">§ 4 KartG Begriffsbestimmung</text:p>
          <text:list>
            <text:list-item>
              <text:p text:style-name="P79">Definition Marktbeherrschung</text:p>
              <text:list>
                <text:list-item>
                  <text:p text:style-name="P79">Unternehmer die keinem oder nur unwesentlichem Wettbewerb ausgesetzt sind</text:p>
                </text:list-item>
                <text:list-item>
                  <text:p text:style-name="P79">Unternehmer die überragende Marktstellung inne haben</text:p>
                </text:list-item>
              </text:list>
            </text:list-item>
          </text:list>
        </text:list-item>
        <text:list-item>
          <text:p text:style-name="P81">§ 5 KartG Missbrauchsverbot</text:p>
          <text:list>
            <text:list-item>
              <text:p text:style-name="P82">Missbrauch einer marktbeherrschenden Stellung ist verboten</text:p>
            </text:list-item>
            <text:list-item>
              <text:p text:style-name="P82">Einschränkung des Absatzes zum Schaden der Verbraucher</text:p>
            </text:list-item>
            <text:list-item>
              <text:p text:style-name="P82">nicht gerechtfertigten Verkauf von Waren unter dem Einstandspreis</text:p>
            </text:list-item>
          </text:list>
        </text:list-item>
      </text:list>
      <text:p text:style-name="P50">Genauere Infos finden sich bei den Quellen bzw. jusline.at.</text:p>
      <text:p text:style-name="P50"/>
      <text:p text:style-name="P5"/>
      <text:p text:style-name="P7"><text:toc-mark-start text:id="IMark104078360" text:outline-level="1"/>Quellen<text:toc-mark-end text:id="IMark104078360"/></text:p>
      <text:p text:style-name="P40"><text:a xlink:type="simple" xlink:href="http://www.gruender-welt.com/unternehmenszusammenschluss/" text:style-name="Internet_20_link" text:visited-style-name="Visited_20_Internet_20_Link"><text:span text:style-name="T17">http://www.gruender-welt.com/</text:span></text:a><text:span text:style-name="T17"><text:line-break/></text:span><text:a xlink:type="simple" xlink:href="http://de.wikipedia.org/wiki/Unternehmensverbindung" text:style-name="Internet_20_link" text:visited-style-name="Visited_20_Internet_20_Link"><text:span text:style-name="T17">http://de.wikipedia.org/</text:span></text:a><text:span text:style-name="T17"><text:line-break/></text:span><text:a xlink:type="simple" xlink:href="http://www.rechnungswesen-verstehen.de/lexikon/unternehmenszusammenschluss.php" text:style-name="Internet_20_link" text:visited-style-name="Visited_20_Internet_20_Link"><text:span text:style-name="T17">http://www.rechnungswesen-verstehen.de/</text:span></text:a></text:p>
      <text:p text:style-name="P25"><text:a xlink:type="simple" xlink:href="http://www.jusline.at/Kartellgesetz_KartG_Kommentar.html" text:style-name="Internet_20_link" text:visited-style-name="Visited_20_Internet_20_Link"><text:span text:style-name="T19">http://www.jusline.a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officeooo:rsid="0020f3a7" officeooo:paragraph-rsid="0020f3a7" style:font-size-asian="9pt" style:font-size-complex="9pt"/>
    </style:style>
    <style:style style:name="MP2" style:family="paragraph" style:parent-style-name="Footer">
      <style:text-properties fo:font-size="9pt" officeooo:rsid="0020f3a7" officeooo:paragraph-rsid="0020f3a7" style:font-size-asian="9pt"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text:tab/>Unternehmenszusammenschlüsse</text:p>
      </style:header>
      <style:footer>
        <text:p text:style-name="MP2">Aschauer Mathias<text:tab/>5AHIF<text:tab/>Seite <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as Aschauer</meta:initial-creator>
    <meta:creation-date>2014-11-11T08:16:25.592742829</meta:creation-date>
    <dc:date>2015-02-19T15:44:09.642716677</dc:date>
    <meta:editing-duration>PT4H48M19S</meta:editing-duration>
    <meta:editing-cycles>23</meta:editing-cycles>
    <meta:generator>LibreOffice/4.3.5.2.0$Linux_X86_64 LibreOffice_project/430m0$Build-2</meta:generator>
    <meta:document-statistic meta:table-count="0" meta:image-count="0" meta:object-count="0" meta:page-count="7" meta:paragraph-count="165" meta:word-count="1976" meta:character-count="15999" meta:non-whitespace-character-count="14228"/>
  </office:meta>
</office:document-meta>
</file>